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lossar</text:p>
      <text:p text:style-name="Standard"/>
      <text:p text:style-name="Standard">Das Glossar beeinhaltet die wichtigesten Begriffe, die in diesem Pflichteheft verwendung finden.</text:p>
      <text:p text:style-name="Standard"/>
      <text:p text:style-name="Standard">Spieler:<text:line-break/>Die vom Benutzer gesteuerte Spielfigur.</text:p>
      <text:p text:style-name="Standard"/>
      <text:p text:style-name="Standard">Zerstörbare/Feste Mauer:<text:line-break/>Ein Hinderniss welches entweder mit einer Bombe zerstört werden kann, oder unzerstörbar ist.</text:p>
      <text:p text:style-name="Standard"/>
      <text:p text:style-name="Standard">Bombe: </text:p>
      <text:p text:style-name="Standard">Eine vom Spieler gelegte Bombe explodiert nach N Sekunden, und zerstört jede Zerstörbare Mauer und jeden Spieler in ihrem Explosionsradius.</text:p>
      <text:p text:style-name="Standard"/>
      <text:p text:style-name="Standard">Feld:<text:line-break/>Auf einem Feld kann entweder eine Zerstörbare/Feste Mauer, Bombe, Powerup oder ein Spieler stehen.</text:p>
      <text:p text:style-name="Standard"/>
      <text:p text:style-name="Standard">Spielfeld: </text:p>
      <text:p text:style-name="Standard">////TODO&amp;///////</text:p>
      <text:p text:style-name="Standard">Besteht aus N*M Feldern. Auf einem Spielfeld wird das Spiel ausgetragen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Hofmann</meta:initial-creator>
    <meta:creation-date>2016-12-04T17:42:11.81</meta:creation-date>
    <meta:document-statistic meta:table-count="0" meta:image-count="0" meta:object-count="0" meta:page-count="1" meta:paragraph-count="10" meta:word-count="83" meta:character-count="617"/>
    <dc:date>2016-12-04T19:44:34.97</dc:date>
    <dc:creator>Danny Hofmann</dc:creator>
    <meta:editing-duration>PT9M3S</meta:editing-duration>
    <meta:editing-cycles>1</meta:editing-cycles>
    <meta:generator>OpenOffice.org/3.4.1$Win32 OpenOffice.org_project/341m1$Build-9593</meta:generator>
  </office:meta>
</office:document-meta>
</file>